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ultException.get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Exception.get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ultException.newInstance( Message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ultException.FaultException( String text , MessageExchange exchange , Fault 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